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88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ackground-color="#d4ea6b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7bc65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f819e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4ea6b" fo:wrap-option="wrap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77bc65" fo:wrap-option="wrap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4c7dc" fo:wrap-option="wrap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bf819e" fo:wrap-option="wrap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4ea6b" fo:border="0.06pt solid #000000"/>
    </style:style>
    <style:style style:name="ce27" style:family="table-cell" style:parent-style-name="Default">
      <style:table-cell-properties fo:background-color="#77bc65" fo:border="0.06pt solid #000000"/>
    </style:style>
    <style:style style:name="ce28" style:family="table-cell" style:parent-style-name="Default">
      <style:table-cell-properties fo:background-color="#b4c7dc" fo:border="0.06pt solid #000000"/>
    </style:style>
    <style:style style:name="ce29" style:family="table-cell" style:parent-style-name="Default">
      <style:table-cell-properties fo:background-color="#bf819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7th Grade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56" table:default-cell-style-name="Default"/>
        <table:table-row table:style-name="ro1">
          <table:table-cell table:style-name="ce9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heet Nm (Eg TJr1)</text:p>
          </table:table-cell>
          <table:table-cell table:style-name="ce12" office:value-type="string" calcext:value-type="string">
            <text:p>Group Members (Use roll numbers)</text:p>
          </table:table-cell>
          <table:table-cell table:style-name="ce12" office:value-type="string" calcext:value-type="string">
            <text:p>Number of Qs attempted</text:p>
          </table:table-cell>
          <table:table-cell table:style-name="ce12" office:value-type="string" calcext:value-type="string">
            <text:p>Number of attempts to correctly answer your Qs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Leader(s)</text:p>
          </table:table-cell>
          <table:table-cell table:style-name="ce10" table:number-columns-repeated="5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ok</text:p>
          </table:table-cell>
          <table:table-cell table:number-columns-repeated="6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it</text:p>
          </table:table-cell>
          <table:table-cell table:number-columns-repeated="6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laji</text:p>
          </table:table-cell>
          <table:table-cell table:number-columns-repeated="6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etan</text:p>
          </table:table-cell>
          <table:table-cell table:number-columns-repeated="6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hanush</text:p>
          </table:table-cell>
          <table:table-cell table:number-columns-repeated="6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anesh</text:p>
          </table:table-cell>
          <table:table-cell table:number-columns-repeated="6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anesh Chinchuri</text:p>
          </table:table-cell>
          <table:table-cell table:number-columns-repeated="6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shwarya</text:p>
          </table:table-cell>
          <table:table-cell table:number-columns-repeated="6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aladhar</text:p>
          </table:table-cell>
          <table:table-cell table:number-columns-repeated="6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mata</text:p>
          </table:table-cell>
          <table:table-cell table:number-columns-repeated="6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anoj</text:p>
          </table:table-cell>
          <table:table-cell table:number-columns-repeated="6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arthana DM</text:p>
          </table:table-cell>
          <table:table-cell table:number-columns-repeated="6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rarthana KR</text:p>
          </table:table-cell>
          <table:table-cell table:number-columns-repeated="6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aghava</text:p>
          </table:table-cell>
          <table:table-cell table:number-columns-repeated="6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aghavi</text:p>
          </table:table-cell>
          <table:table-cell table:number-columns-repeated="6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ohit</text:p>
          </table:table-cell>
          <table:table-cell table:number-columns-repeated="6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haradheer Sigh</text:p>
          </table:table-cell>
          <table:table-cell table:number-columns-repeated="6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hanu</text:p>
          </table:table-cell>
          <table:table-cell table:number-columns-repeated="6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Yashas</text:p>
          </table:table-cell>
          <table:table-cell table:number-columns-repeated="62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6th Grade" table:style-name="ta1">
        <table:table-column table:style-name="co1" table:default-cell-style-name="ce8"/>
        <table:table-column table:style-name="co2" table:default-cell-style-name="ce15"/>
        <table:table-column table:style-name="co7" table:number-columns-repeated="18" table:default-cell-style-name="ce8"/>
        <table:table-column table:style-name="co6" table:number-columns-repeated="1004" table:default-cell-style-name="ce8"/>
        <table:table-row table:style-name="ro1">
          <table:table-cell table:style-name="ce5"/>
          <table:table-cell table:style-name="ce13" office:value-type="string" calcext:value-type="string">
            <text:p>Name</text:p>
          </table:table-cell>
          <table:table-cell table:style-name="ce16"/>
          <table:table-cell table:style-name="ce13" table:number-columns-repeated="2"/>
          <table:table-cell table:style-name="ce16" table:number-columns-repeated="58"/>
          <table:table-cell table:number-columns-repeated="96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kash .S</text:p>
          </table:table-cell>
          <table:table-cell table:style-name="ce17" table:number-columns-repeated="1022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Akash Raj</text:p>
          </table:table-cell>
          <table:table-cell table:number-columns-repeated="102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nnapurna</text:p>
          </table:table-cell>
          <table:table-cell table:number-columns-repeated="1022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Bharath</text:p>
          </table:table-cell>
          <table:table-cell table:number-columns-repeated="102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Chandan Kumar</text:p>
          </table:table-cell>
          <table:table-cell table:number-columns-repeated="1022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Chandana</text:p>
          </table:table-cell>
          <table:table-cell table:number-columns-repeated="102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Chetan</text:p>
          </table:table-cell>
          <table:table-cell table:number-columns-repeated="1022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Darshan</text:p>
          </table:table-cell>
          <table:table-cell table:number-columns-repeated="102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Gagana</text:p>
          </table:table-cell>
          <table:table-cell table:number-columns-repeated="1022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Javid </text:p>
          </table:table-cell>
          <table:table-cell table:number-columns-repeated="102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Karan</text:p>
          </table:table-cell>
          <table:table-cell table:number-columns-repeated="1022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Lekha</text:p>
          </table:table-cell>
          <table:table-cell table:number-columns-repeated="1022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Mastan</text:p>
          </table:table-cell>
          <table:table-cell table:number-columns-repeated="1022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Monish Kumar</text:p>
          </table:table-cell>
          <table:table-cell table:number-columns-repeated="1022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Nanda kumar</text:p>
          </table:table-cell>
          <table:table-cell table:number-columns-repeated="1022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Nayana</text:p>
          </table:table-cell>
          <table:table-cell table:number-columns-repeated="102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Nitya Sri</text:p>
          </table:table-cell>
          <table:table-cell table:number-columns-repeated="1022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Padmini</text:p>
          </table:table-cell>
          <table:table-cell table:number-columns-repeated="1022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Prakruti</text:p>
          </table:table-cell>
          <table:table-cell table:number-columns-repeated="1022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Rakesh</text:p>
          </table:table-cell>
          <table:table-cell table:number-columns-repeated="1022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Ravi Verma</text:p>
          </table:table-cell>
          <table:table-cell table:number-columns-repeated="1022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Sneha</text:p>
          </table:table-cell>
          <table:table-cell table:number-columns-repeated="1022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Vijay Singh</text:p>
          </table:table-cell>
          <table:table-cell table:number-columns-repeated="1022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Yashwanth</text:p>
          </table:table-cell>
          <table:table-cell table:number-columns-repeated="1022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Yogita </text:p>
          </table:table-cell>
          <table:table-cell table:number-columns-repeated="1022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Default"/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2]" office:value-type="float" office:value="1" calcext:value-type="float">
            <text:p>1</text:p>
          </table:table-cell>
          <table:table-cell table:style-name="ce22" table:formula="of:=[$'6th Grade'.B2]" office:value-type="string" office:string-value="Akash .S" calcext:value-type="string">
            <text:p>Akash .S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3]" office:value-type="float" office:value="2" calcext:value-type="float">
            <text:p>2</text:p>
          </table:table-cell>
          <table:table-cell table:style-name="ce22" table:formula="of:=[$'6th Grade'.B3]" office:value-type="string" office:string-value="Akash Raj" calcext:value-type="string">
            <text:p>Akash Raj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4]" office:value-type="float" office:value="3" calcext:value-type="float">
            <text:p>3</text:p>
          </table:table-cell>
          <table:table-cell table:style-name="ce22" table:formula="of:=[$'6th Grade'.B4]" office:value-type="string" office:string-value="Annapurna" calcext:value-type="string">
            <text:p>Annapurna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5]" office:value-type="float" office:value="4" calcext:value-type="float">
            <text:p>4</text:p>
          </table:table-cell>
          <table:table-cell table:style-name="ce22" table:formula="of:=[$'6th Grade'.B5]" office:value-type="string" office:string-value="Bharath" calcext:value-type="string">
            <text:p>Bharath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6]" office:value-type="float" office:value="5" calcext:value-type="float">
            <text:p>5</text:p>
          </table:table-cell>
          <table:table-cell table:style-name="ce22" table:formula="of:=[$'6th Grade'.B6]" office:value-type="string" office:string-value="Chandan Kumar" calcext:value-type="string">
            <text:p>Chandan Kumar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7]" office:value-type="float" office:value="6" calcext:value-type="float">
            <text:p>6</text:p>
          </table:table-cell>
          <table:table-cell table:style-name="ce22" table:formula="of:=[$'6th Grade'.B7]" office:value-type="string" office:string-value="Chandana" calcext:value-type="string">
            <text:p>Chandana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8]" office:value-type="float" office:value="7" calcext:value-type="float">
            <text:p>7</text:p>
          </table:table-cell>
          <table:table-cell table:style-name="ce22" table:formula="of:=[$'6th Grade'.B8]" office:value-type="string" office:string-value="Chetan" calcext:value-type="string">
            <text:p>Chetan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9]" office:value-type="float" office:value="8" calcext:value-type="float">
            <text:p>8</text:p>
          </table:table-cell>
          <table:table-cell table:style-name="ce22" table:formula="of:=[$'6th Grade'.B9]" office:value-type="string" office:string-value="Darshan" calcext:value-type="string">
            <text:p>Darshan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10]" office:value-type="float" office:value="9" calcext:value-type="float">
            <text:p>9</text:p>
          </table:table-cell>
          <table:table-cell table:style-name="ce22" table:formula="of:=[$'6th Grade'.B10]" office:value-type="string" office:string-value="Gagana" calcext:value-type="string">
            <text:p>Gagana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11]" office:value-type="float" office:value="10" calcext:value-type="float">
            <text:p>10</text:p>
          </table:table-cell>
          <table:table-cell table:style-name="ce22" table:formula="of:=[$'6th Grade'.B11]" office:value-type="string" office:string-value="Javid " calcext:value-type="string">
            <text:p>Javid 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12]" office:value-type="float" office:value="11" calcext:value-type="float">
            <text:p>11</text:p>
          </table:table-cell>
          <table:table-cell table:style-name="ce22" table:formula="of:=[$'6th Grade'.B12]" office:value-type="string" office:string-value="Karan" calcext:value-type="string">
            <text:p>Karan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13]" office:value-type="float" office:value="12" calcext:value-type="float">
            <text:p>12</text:p>
          </table:table-cell>
          <table:table-cell table:style-name="ce22" table:formula="of:=[$'6th Grade'.B13]" office:value-type="string" office:string-value="Lekha" calcext:value-type="string">
            <text:p>Lekha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14]" office:value-type="float" office:value="13" calcext:value-type="float">
            <text:p>13</text:p>
          </table:table-cell>
          <table:table-cell table:style-name="ce22" table:formula="of:=[$'6th Grade'.B14]" office:value-type="string" office:string-value="Mastan" calcext:value-type="string">
            <text:p>Mastan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15]" office:value-type="float" office:value="14" calcext:value-type="float">
            <text:p>14</text:p>
          </table:table-cell>
          <table:table-cell table:style-name="ce22" table:formula="of:=[$'6th Grade'.B15]" office:value-type="string" office:string-value="Monish Kumar" calcext:value-type="string">
            <text:p>Monish Kumar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16]" office:value-type="float" office:value="15" calcext:value-type="float">
            <text:p>15</text:p>
          </table:table-cell>
          <table:table-cell table:style-name="ce22" table:formula="of:=[$'6th Grade'.B16]" office:value-type="string" office:string-value="Nanda kumar" calcext:value-type="string">
            <text:p>Nanda kumar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17]" office:value-type="float" office:value="16" calcext:value-type="float">
            <text:p>16</text:p>
          </table:table-cell>
          <table:table-cell table:style-name="ce22" table:formula="of:=[$'6th Grade'.B17]" office:value-type="string" office:string-value="Nayana" calcext:value-type="string">
            <text:p>Nayana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18]" office:value-type="float" office:value="17" calcext:value-type="float">
            <text:p>17</text:p>
          </table:table-cell>
          <table:table-cell table:style-name="ce22" table:formula="of:=[$'6th Grade'.B17]" office:value-type="string" office:string-value="Nayana" calcext:value-type="string">
            <text:p>Nayana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19]" office:value-type="float" office:value="18" calcext:value-type="float">
            <text:p>18</text:p>
          </table:table-cell>
          <table:table-cell table:style-name="ce22" table:formula="of:=[$'6th Grade'.B19]" office:value-type="string" office:string-value="Padmini" calcext:value-type="string">
            <text:p>Padmini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20]" office:value-type="float" office:value="19" calcext:value-type="float">
            <text:p>19</text:p>
          </table:table-cell>
          <table:table-cell table:style-name="ce22" table:formula="of:=[$'6th Grade'.B20]" office:value-type="string" office:string-value="Prakruti" calcext:value-type="string">
            <text:p>Prakruti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21]" office:value-type="float" office:value="20" calcext:value-type="float">
            <text:p>20</text:p>
          </table:table-cell>
          <table:table-cell table:style-name="ce22" table:formula="of:=[$'6th Grade'.B21]" office:value-type="string" office:string-value="Rakesh" calcext:value-type="string">
            <text:p>Rakesh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22]" office:value-type="float" office:value="21" calcext:value-type="float">
            <text:p>21</text:p>
          </table:table-cell>
          <table:table-cell table:style-name="ce22" table:formula="of:=[$'6th Grade'.B22]" office:value-type="string" office:string-value="Ravi Verma" calcext:value-type="string">
            <text:p>Ravi Verma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23]" office:value-type="float" office:value="22" calcext:value-type="float">
            <text:p>22</text:p>
          </table:table-cell>
          <table:table-cell table:style-name="ce22" table:formula="of:=[$'6th Grade'.B23]" office:value-type="string" office:string-value="Sneha" calcext:value-type="string">
            <text:p>Sneha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24]" office:value-type="float" office:value="23" calcext:value-type="float">
            <text:p>23</text:p>
          </table:table-cell>
          <table:table-cell table:style-name="ce22" table:formula="of:=[$'6th Grade'.B24]" office:value-type="string" office:string-value="Vijay Singh" calcext:value-type="string">
            <text:p>Vijay Singh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25]" office:value-type="float" office:value="24" calcext:value-type="float">
            <text:p>24</text:p>
          </table:table-cell>
          <table:table-cell table:style-name="ce22" table:formula="of:=[$'6th Grade'.B25]" office:value-type="string" office:string-value="Yashwanth" calcext:value-type="string">
            <text:p>Yashwanth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26]" office:value-type="float" office:value="25" calcext:value-type="float">
            <text:p>25</text:p>
          </table:table-cell>
          <table:table-cell table:style-name="ce22" table:formula="of:=[$'6th Grade'.B26]" office:value-type="string" office:string-value="Yogita " calcext:value-type="string">
            <text:p>Yogita 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27]" office:value-type="float" office:value="26" calcext:value-type="float">
            <text:p>26</text:p>
          </table:table-cell>
          <table:table-cell table:style-name="ce22" table:formula="of:=[$'6th Grade'.B27]" office:value-type="float" office:value="0" calcext:value-type="float">
            <text:p>0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  <table:table-row table:style-name="ro4">
          <table:table-cell table:number-columns-repeated="1024"/>
        </table:table-row>
        <table:table-row table:style-name="ro2">
          <table:table-cell table:style-name="ce18" table:formula="of:=[$'6th Grade'.A28]" office:value-type="float" office:value="0" calcext:value-type="float">
            <text:p>0</text:p>
          </table:table-cell>
          <table:table-cell table:style-name="ce22" table:formula="of:=[$'6th Grade'.B28]" office:value-type="float" office:value="0" calcext:value-type="float">
            <text:p>0</text:p>
          </table:table-cell>
          <table:table-cell table:style-name="ce26" table:number-columns-repeated="1022"/>
        </table:table-row>
        <table:table-row table:style-name="ro2">
          <table:table-cell table:style-name="ce19"/>
          <table:table-cell table:style-name="ce23" office:value-type="string" calcext:value-type="string">
            <text:p>Num Qs attempted</text:p>
          </table:table-cell>
          <table:table-cell table:style-name="ce27" table:number-columns-repeated="1022"/>
        </table:table-row>
        <table:table-row table:style-name="ro5">
          <table:table-cell table:style-name="ce20"/>
          <table:table-cell table:style-name="ce24" office:value-type="string" calcext:value-type="string">
            <text:p>Num attempts to correctly answer your Qs</text:p>
          </table:table-cell>
          <table:table-cell table:style-name="ce28" table:number-columns-repeated="1022"/>
        </table:table-row>
        <table:table-row table:style-name="ro2">
          <table:table-cell table:style-name="ce21"/>
          <table:table-cell table:style-name="ce25" office:value-type="string" calcext:value-type="string">
            <text:p>Date</text:p>
          </table:table-cell>
          <table:table-cell table:style-name="ce29" table:number-columns-repeated="1022"/>
        </table:table-row>
      </table:table>
      <table:named-expressions/>
      <table:database-ranges>
        <table:database-range table:name="__Anonymous_Sheet_DB__0" table:target-range-address="'7th Grade'.B1:'7th Grade'.B1048576">
          <table:sort>
            <table:sort-by table:field-number="0" table:data-type="automatic"/>
          </table:sort>
        </table:database-range>
        <table:database-range table:name="__Anonymous_Sheet_DB__1" table:target-range-address="'6th Grade'.B1:'6th Grade'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00-00-00</text:date>, <text:time style:data-style-name="N2" text:time-value="22:30:05.084485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01:46:55.751137469</meta:creation-date>
    <dc:date>2021-03-23T01:20:29.668706707</dc:date>
    <meta:editing-duration>PT2H42M51S</meta:editing-duration>
    <meta:editing-cycles>8</meta:editing-cycles>
    <meta:generator>LibreOffice/6.4.6.2$Linux_X86_64 LibreOffice_project/40$Build-2</meta:generator>
    <meta:document-statistic meta:table-count="3" meta:cell-count="232" meta:object-count="0"/>
  </office:meta>
</office:document-meta>
</file>